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========================================================</text:p>
      <text:p text:style-name="Standard"><text:s text:c="9"/>PROJET : SYSTEME IDS (INTRUSION DETECTION)</text:p>
      <text:p text:style-name="Standard"><text:s text:c="9"/>PAR MACHINE LEARNING - GUIDE PAS À PAS</text:p>
      <text:p text:style-name="Standard">==========================================================</text:p>
      <text:p text:style-name="Standard"/>
      <text:p text:style-name="Standard">Auteur : [Ton Nom]</text:p>
      <text:p text:style-name="Standard">Date : [Date du jour]</text:p>
      <text:p text:style-name="Standard"/>
      <text:p text:style-name="Standard">Table des matières</text:p>
      <text:p text:style-name="Standard">------------------</text:p>
      <text:p text:style-name="Standard"><text:s text:c="2"/>I. <text:s text:c="2"/>Préparation générale</text:p>
      <text:p text:style-name="Standard"><text:s text:c="2"/>II. <text:s/>Mise en place de l'environnement</text:p>
      <text:p text:style-name="Standard"><text:s text:c="2"/>III. Gestion des données (dataset)</text:p>
      <text:p text:style-name="Standard"><text:s text:c="2"/>IV. <text:s/>Conception &amp; entraînement du modèle</text:p>
      <text:p text:style-name="Standard"><text:s text:c="2"/>V. <text:s text:c="2"/>Développement d'une interface d’utilisation</text:p>
      <text:p text:style-name="Standard"><text:s text:c="2"/>VI. <text:s/>Documentation &amp; README</text:p>
      <text:p text:style-name="Standard"><text:s text:c="2"/>VII. Versionnage &amp; Publication sur GitHub</text:p>
      <text:p text:style-name="Standard"><text:s text:c="2"/>VIII. Tests, Déploiement &amp; Améliorations</text:p>
      <text:p text:style-name="Standard"/>
      <text:p text:style-name="Standard">==========================================================</text:p>
      <text:p text:style-name="Standard">I. PREPARATION GENERALE</text:p>
      <text:p text:style-name="Standard">==========================================================</text:p>
      <text:p text:style-name="Standard"/>
      <text:p text:style-name="Standard">1) Définition du projet</text:p>
      <text:p text:style-name="Standard">-----------------------</text:p>
      <text:p text:style-name="Standard"><text:s text:c="3"/>- Objectif : Créer un prototype d'IDS (Intrusion Detection System) </text:p>
      <text:p text:style-name="Standard"><text:s text:c="5"/>capable de classifier le trafic ou les logs réseau en « normal » </text:p>
      <text:p text:style-name="Standard"><text:s text:c="5"/>ou « suspect » à l’aide d’algorithmes de Machine Learning.</text:p>
      <text:p text:style-name="Standard"><text:s text:c="3"/>- Résultat attendu : Un script ou une application (par exemple en Python) </text:p>
      <text:p text:style-name="Standard"><text:s text:c="5"/>qui analyse un dataset (ex. NSL-KDD), entraîne un modèle et l’utilise </text:p>
      <text:p text:style-name="Standard"><text:s text:c="5"/>pour prédire la classe (normal/attaque).</text:p>
      <text:p text:style-name="Standard"/>
      <text:p text:style-name="Standard">2) Compétences visées</text:p>
      <text:p text:style-name="Standard">---------------------</text:p>
      <text:p text:style-name="Standard"><text:s text:c="3"/>- Manipuler un dataset de sécurité réseau.</text:p>
      <text:p text:style-name="Standard"><text:s text:c="3"/>- Mettre en oeuvre un pipeline de traitement (préprocessing).</text:p>
      <text:p text:style-name="Standard"><text:s text:c="3"/>- Entraîner et évaluer un modèle de Machine Learning (classification).</text:p>
      <text:p text:style-name="Standard"><text:s text:c="3"/>- Développer une petite interface (CLI ou web) permettant de tester le modèle.</text:p>
      <text:p text:style-name="Standard"><text:s text:c="3"/>- Versionner le code avec Git.</text:p>
      <text:p text:style-name="Standard"><text:s text:c="3"/>- Déployer le projet sur GitHub et éventuellement sur un service d’hébergement </text:p>
      <text:p text:style-name="Standard"><text:s text:c="5"/>(Heroku, Render, etc.).</text:p>
      <text:p text:style-name="Standard"/>
      <text:p text:style-name="Standard">3) Organisation des étapes</text:p>
      <text:p text:style-name="Standard">--------------------------</text:p>
      <text:p text:style-name="Standard"><text:s text:c="3"/>- Prévoir un minimum de 4 à 6 semaines (selon ton temps disponible).</text:p>
      <text:p text:style-name="Standard"><text:s text:c="3"/>- Planifier un MVP (Minimum Viable Product) : </text:p>
      <text:p text:style-name="Standard"><text:s text:c="8"/>Semaine 1-2 : mise en place de l'environnement et du dataset. <text:s/></text:p>
      <text:p text:style-name="Standard"><text:s text:c="8"/>Semaine 2-3 : entraînement du modèle. <text:s/></text:p>
      <text:p text:style-name="Standard"><text:s text:c="8"/>Semaine 3-4 : interface + tests. <text:s/></text:p>
      <text:p text:style-name="Standard"><text:s text:c="8"/>Semaine 4-5 : documentation, README, mise en ligne sur GitHub. <text:s/></text:p>
      <text:p text:style-name="Standard"><text:s text:c="8"/>Semaine 5-6 : options avancées, refactor, optimisations.</text:p>
      <text:p text:style-name="Standard"/>
      <text:p text:style-name="Standard"><text:soft-page-break/>==========================================================</text:p>
      <text:p text:style-name="Standard">II. MISE EN PLACE DE L'ENVIRONNEMENT</text:p>
      <text:p text:style-name="Standard">==========================================================</text:p>
      <text:p text:style-name="Standard"/>
      <text:p text:style-name="Standard">1) Installation des outils</text:p>
      <text:p text:style-name="Standard">--------------------------</text:p>
      <text:p text:style-name="Standard"><text:s text:c="3"/>a) Python 3.x</text:p>
      <text:p text:style-name="Standard"><text:s text:c="6"/>- Assure-toi d’avoir Python 3.8+ installé. </text:p>
      <text:p text:style-name="Standard"><text:s text:c="6"/>- Vérifie en tapant dans le terminal : </text:p>
      <text:p text:style-name="Standard"><text:s text:c="12"/>python --version </text:p>
      <text:p text:style-name="Standard"><text:s text:c="8"/>ou </text:p>
      <text:p text:style-name="Standard"><text:s text:c="12"/>python3 --version</text:p>
      <text:p text:style-name="Standard"><text:s text:c="3"/>b) Éditeur de code</text:p>
      <text:p text:style-name="Standard"><text:s text:c="6"/>- Par exemple Visual Studio Code, PyCharm, ou tout autre éditeur.</text:p>
      <text:p text:style-name="Standard"><text:s text:c="3"/>c) Git </text:p>
      <text:p text:style-name="Standard"><text:s text:c="6"/>- Pour la gestion de version. Vérifie :</text:p>
      <text:p text:style-name="Standard"><text:s text:c="12"/>git --version</text:p>
      <text:p text:style-name="Standard"><text:s text:c="3"/>d) Plateforme GitHub</text:p>
      <text:p text:style-name="Standard"><text:s text:c="6"/>- Crée un compte sur https://github.com/ si tu n’en as pas déjà un.</text:p>
      <text:p text:style-name="Standard"/>
      <text:p text:style-name="Standard">2) Organisation des dossiers</text:p>
      <text:p text:style-name="Standard">----------------------------</text:p>
      <text:p text:style-name="Standard"><text:s text:c="3"/>- Crée un dossier local, par exemple : </text:p>
      <text:p text:style-name="Standard"><text:s text:c="9"/>IDS-ML-Project</text:p>
      <text:p text:style-name="Standard"><text:s text:c="3"/>- Dedans, tu pourras créer des sous-dossiers comme :</text:p>
      <text:p text:style-name="Standard"><text:s text:c="9"/>datasets/ <text:s text:c="5"/>(pour stocker le dataset)</text:p>
      <text:p text:style-name="Standard"><text:s text:c="9"/>notebooks/ <text:s text:c="4"/>(pour jupyter notebooks éventuels)</text:p>
      <text:p text:style-name="Standard"><text:s text:c="9"/>src/ <text:s text:c="10"/>(pour le code source Python)</text:p>
      <text:p text:style-name="Standard"><text:s text:c="9"/>models/ <text:s text:c="7"/>(pour sauvegarder les modèles entraînés)</text:p>
      <text:p text:style-name="Standard"><text:s text:c="9"/>docs/ <text:s text:c="9"/>(pour la documentation)</text:p>
      <text:p text:style-name="Standard"/>
      <text:p text:style-name="Standard">3) Environnement virtuel (optionnel mais recommandé)</text:p>
      <text:p text:style-name="Standard">-----------------------------------------------------</text:p>
      <text:p text:style-name="Standard"><text:s text:c="3"/>- Dans le dossier de ton projet :</text:p>
      <text:p text:style-name="Standard"><text:s text:c="9"/>python -m venv venv</text:p>
      <text:p text:style-name="Standard"><text:s text:c="3"/>- Puis activer (Windows) :</text:p>
      <text:p text:style-name="Standard"><text:s text:c="9"/>.\\venv\\Scripts\\activate</text:p>
      <text:p text:style-name="Standard"><text:s text:c="5"/>ou (Linux/Mac) :</text:p>
      <text:p text:style-name="Standard"><text:s text:c="9"/>source venv/bin/activate</text:p>
      <text:p text:style-name="Standard"><text:s text:c="3"/>- Ainsi tu isoleras les bibliothèques Python propres à ce projet.</text:p>
      <text:p text:style-name="Standard"/>
      <text:p text:style-name="Standard">==========================================================</text:p>
      <text:p text:style-name="Standard">III. GESTION DES DONNEES (DATASET)</text:p>
      <text:p text:style-name="Standard">==========================================================</text:p>
      <text:p text:style-name="Standard"/>
      <text:p text:style-name="Standard">1) Choisir un jeu de données</text:p>
      <text:p text:style-name="Standard">----------------------------</text:p>
      <text:p text:style-name="Standard"><text:s text:c="3"/>- Exemple classique : NSL-KDD (https://www.kaggle.com/datasets/), </text:p>
      <text:p text:style-name="Standard"><text:s text:c="5"/>qui est un dataset d’attaques réseau. </text:p>
      <text:p text:style-name="Standard"><text:s text:c="3"/>- Télécharge les fichiers (KDDTrain+.txt, KDDTest+.txt, etc.) </text:p>
      <text:p text:style-name="Standard"><text:s text:c="5"/>et place-les dans IDS-ML-Project/datasets/</text:p>
      <text:p text:style-name="Standard"/>
      <text:p text:style-name="Standard"><text:soft-page-break/>2) Exploration et nettoyage</text:p>
      <text:p text:style-name="Standard">---------------------------</text:p>
      <text:p text:style-name="Standard"><text:s text:c="3"/>- Installe pandas et numpy (dans ton environnement virtuel) :</text:p>
      <text:p text:style-name="Standard"><text:s text:c="9"/>pip install pandas numpy</text:p>
      <text:p text:style-name="Standard"><text:s text:c="3"/>- Crée un script ou un Notebook (ex. notebooks/exploration.ipynb) </text:p>
      <text:p text:style-name="Standard"><text:s text:c="5"/>pour parcourir, décrire et comprendre les données. </text:p>
      <text:p text:style-name="Standard"><text:s text:c="5"/>=&gt; Vérifie la structure (colonnes, types, etc.).</text:p>
      <text:p text:style-name="Standard"/>
      <text:p text:style-name="Standard">3) Prétraitement</text:p>
      <text:p text:style-name="Standard">----------------</text:p>
      <text:p text:style-name="Standard"><text:s text:c="3"/>- Identifier les variables pertinentes :</text:p>
      <text:p text:style-name="Standard"><text:s text:c="7"/>* Certaines sont numériques (durée, nombre de paquets...). </text:p>
      <text:p text:style-name="Standard"><text:s text:c="7"/>* D'autres sont catégorielles (protocole, type d'attaque).</text:p>
      <text:p text:style-name="Standard"><text:s text:c="3"/>- Convertir les catégories en valeurs numériques (One-Hot Encoding, Label Encoding).</text:p>
      <text:p text:style-name="Standard"><text:s text:c="3"/>- Eventuellement normaliser ou standardiser les colonnes numériques :</text:p>
      <text:p text:style-name="Standard"><text:s text:c="7"/>* from sklearn.preprocessing import StandardScaler </text:p>
      <text:p text:style-name="Standard"><text:s text:c="7"/>* scaler = StandardScaler() </text:p>
      <text:p text:style-name="Standard"><text:s text:c="3"/>- Séparer le dataset en features (X) et label (y), </text:p>
      <text:p text:style-name="Standard"><text:s text:c="5"/>par exemple y = type d’attaque ou "normal" / "anormal".</text:p>
      <text:p text:style-name="Standard"/>
      <text:p text:style-name="Standard">==========================================================</text:p>
      <text:p text:style-name="Standard">IV. CONCEPTION &amp; ENTRAINEMENT DU MODELE</text:p>
      <text:p text:style-name="Standard">==========================================================</text:p>
      <text:p text:style-name="Standard"/>
      <text:p text:style-name="Standard">1) Choix de l’algorithme</text:p>
      <text:p text:style-name="Standard">------------------------</text:p>
      <text:p text:style-name="Standard"><text:s text:c="3"/>- Plusieurs possibilités : Random Forest, SVM, Réseau de Neurones (MLP), XGBoost...</text:p>
      <text:p text:style-name="Standard"><text:s text:c="3"/>- Pour débuter, un RandomForestClassifier de scikit-learn est souvent efficace.</text:p>
      <text:p text:style-name="Standard"><text:s text:c="8"/>pip install scikit-learn</text:p>
      <text:p text:style-name="Standard"><text:s text:c="3"/>- Import :</text:p>
      <text:p text:style-name="Standard"><text:s text:c="9"/>from sklearn.ensemble import RandomForestClassifier</text:p>
      <text:p text:style-name="Standard"/>
      <text:p text:style-name="Standard">2) Séparation entraînement / test</text:p>
      <text:p text:style-name="Standard">---------------------------------</text:p>
      <text:p text:style-name="Standard"><text:s text:c="3"/>- Utilise par exemple scikit-learn :</text:p>
      <text:p text:style-name="Standard"><text:s text:c="9"/>from sklearn.model_selection import train_test_split</text:p>
      <text:p text:style-name="Standard"><text:s text:c="9"/>X_train, X_test, y_train, y_test = train_test_split(X, y, test_size=0.2)</text:p>
      <text:p text:style-name="Standard"><text:s text:c="3"/>- Cela permet de mesurer la performance du modèle de manière fiable.</text:p>
      <text:p text:style-name="Standard"/>
      <text:p text:style-name="Standard">3) Entraînement</text:p>
      <text:p text:style-name="Standard">---------------</text:p>
      <text:p text:style-name="Standard"><text:s text:c="3"/>- Exemple :</text:p>
      <text:p text:style-name="Standard"><text:s text:c="9"/>model = RandomForestClassifier(n_estimators=100)</text:p>
      <text:p text:style-name="Standard"><text:s text:c="9"/>model.fit(X_train, y_train)</text:p>
      <text:p text:style-name="Standard"/>
      <text:p text:style-name="Standard">4) Évaluation</text:p>
      <text:p text:style-name="Standard">-------------</text:p>
      <text:p text:style-name="Standard"><text:s text:c="3"/>- Calculer l’accuracy, la précision, le rappel (recall), la F1-score, </text:p>
      <text:p text:style-name="Standard"><text:s text:c="5"/>la matrice de confusion, etc. </text:p>
      <text:p text:style-name="Standard"><text:s text:c="7"/>* from sklearn.metrics import classification_report, confusion_matrix</text:p>
      <text:p text:style-name="Standard"><text:s text:c="3"/>- Analyser les résultats. Prends note des attaques mal détectées.</text:p>
      <text:p text:style-name="Standard"/>
      <text:p text:style-name="Standard"><text:soft-page-break/>5) Sauvegarde du modèle</text:p>
      <text:p text:style-name="Standard">-----------------------</text:p>
      <text:p text:style-name="Standard"><text:s text:c="3"/>- Pour utiliser le modèle ultérieurement, tu peux le sérialiser :</text:p>
      <text:p text:style-name="Standard"><text:s text:c="9"/>import joblib</text:p>
      <text:p text:style-name="Standard"><text:s text:c="9"/>joblib.dump(model, "models/random_forest.joblib")</text:p>
      <text:p text:style-name="Standard"/>
      <text:p text:style-name="Standard">==========================================================</text:p>
      <text:p text:style-name="Standard">V. DEVELOPPEMENT D'UNE INTERFACE D'UTILISATION</text:p>
      <text:p text:style-name="Standard">==========================================================</text:p>
      <text:p text:style-name="Standard"/>
      <text:p text:style-name="Standard">1) Application CLI (Console)</text:p>
      <text:p text:style-name="Standard">----------------------------</text:p>
      <text:p text:style-name="Standard"><text:s text:c="3"/>- Crée un script Python (ex. src/main.py) qui :</text:p>
      <text:p text:style-name="Standard"><text:s text:c="7"/>1. Charge le modèle (joblib.load(…)).</text:p>
      <text:p text:style-name="Standard"><text:s text:c="7"/>2. Prend en entrée un fichier de données ou une ligne.</text:p>
      <text:p text:style-name="Standard"><text:s text:c="7"/>3. Convertit ces données au bon format.</text:p>
      <text:p text:style-name="Standard"><text:s text:c="7"/>4. Prédit la classe (normal/attaque).</text:p>
      <text:p text:style-name="Standard"><text:s text:c="7"/>5. Affiche le résultat dans le terminal.</text:p>
      <text:p text:style-name="Standard"/>
      <text:p text:style-name="Standard">2) Application Web (optionnel, pour plus-value)</text:p>
      <text:p text:style-name="Standard">-----------------------------------------------</text:p>
      <text:p text:style-name="Standard"><text:s text:c="3"/>- Installe Flask ou FastAPI :</text:p>
      <text:p text:style-name="Standard"><text:s text:c="9"/>pip install flask</text:p>
      <text:p text:style-name="Standard"><text:s text:c="7"/>ou</text:p>
      <text:p text:style-name="Standard"><text:s text:c="9"/>pip install fastapi uvicorn</text:p>
      <text:p text:style-name="Standard"><text:s text:c="3"/>- Crée un mini-serveur dans src/server.py, par ex. Flask:</text:p>
      <text:p text:style-name="Standard"><text:s text:c="9"/>from flask import Flask, request</text:p>
      <text:p text:style-name="Standard"><text:s text:c="9"/>app = Flask(__name__)</text:p>
      <text:p text:style-name="Standard"/>
      <text:p text:style-name="Standard"><text:s text:c="9"/>@app.route('/predict', methods=['POST'])</text:p>
      <text:p text:style-name="Standard"><text:s text:c="9"/>def predict():</text:p>
      <text:p text:style-name="Standard"><text:s text:c="13"/># 1. Récupère les données</text:p>
      <text:p text:style-name="Standard"><text:s text:c="13"/># 2. Transforme</text:p>
      <text:p text:style-name="Standard"><text:s text:c="13"/># 3. Appelle model.predict()</text:p>
      <text:p text:style-name="Standard"><text:s text:c="13"/># 4. Retourne le résultat (JSON)</text:p>
      <text:p text:style-name="Standard"/>
      <text:p text:style-name="Standard"><text:s text:c="3"/>- Lance l’appli (python server.py) et teste via Postman ou cURL.</text:p>
      <text:p text:style-name="Standard"/>
      <text:p text:style-name="Standard">==========================================================</text:p>
      <text:p text:style-name="Standard">VI. DOCUMENTATION &amp; README</text:p>
      <text:p text:style-name="Standard">==========================================================</text:p>
      <text:p text:style-name="Standard"/>
      <text:p text:style-name="Standard">1) Rédiger un README détaillé</text:p>
      <text:p text:style-name="Standard">-----------------------------</text:p>
      <text:p text:style-name="Standard"><text:s text:c="3"/>- Objectifs du projet </text:p>
      <text:p text:style-name="Standard"><text:s text:c="3"/>- Technologies utilisées (Python, scikit-learn, etc.)</text:p>
      <text:p text:style-name="Standard"><text:s text:c="3"/>- Comment installer (prérequis, venv, pip install -r requirements.txt)</text:p>
      <text:p text:style-name="Standard"><text:s text:c="3"/>- Comment exécuter le code</text:p>
      <text:p text:style-name="Standard"><text:s text:c="3"/>- Instructions de lancement (par ex. "python src/main.py")</text:p>
      <text:p text:style-name="Standard"><text:s text:c="3"/>- Exemple d’utilisation</text:p>
      <text:p text:style-name="Standard"/>
      <text:p text:style-name="Standard">2) Documentation plus approfondie</text:p>
      <text:p text:style-name="Standard"><text:soft-page-break/>---------------------------------</text:p>
      <text:p text:style-name="Standard"><text:s text:c="3"/>- Dans un dossier docs/ : </text:p>
      <text:p text:style-name="Standard"><text:s text:c="7"/>* Diagrams </text:p>
      <text:p text:style-name="Standard"><text:s text:c="7"/>* Explication du pipeline </text:p>
      <text:p text:style-name="Standard"><text:s text:c="7"/>* Explication sur le dataset (colonnes, format) </text:p>
      <text:p text:style-name="Standard"><text:s text:c="7"/>* Résultats des tests (captures de confusion_matrix, etc.)</text:p>
      <text:p text:style-name="Standard"/>
      <text:p text:style-name="Standard">==========================================================</text:p>
      <text:p text:style-name="Standard">VII. VERSIONNAGE &amp; PUBLICATION SUR GITHUB</text:p>
      <text:p text:style-name="Standard">==========================================================</text:p>
      <text:p text:style-name="Standard"/>
      <text:p text:style-name="Standard">1) Initialiser le dépôt Git en local</text:p>
      <text:p text:style-name="Standard">------------------------------------</text:p>
      <text:p text:style-name="Standard"><text:s text:c="3"/>- Dans le dossier IDS-ML-Project :</text:p>
      <text:p text:style-name="Standard"><text:s text:c="9"/>git init</text:p>
      <text:p text:style-name="Standard"><text:s text:c="3"/>- Crée un fichier .gitignore (exclure venv, .DS_Store, etc.)</text:p>
      <text:p text:style-name="Standard"/>
      <text:p text:style-name="Standard">2) Créer le dépôt sur GitHub</text:p>
      <text:p text:style-name="Standard">----------------------------</text:p>
      <text:p text:style-name="Standard"><text:s text:c="3"/>- Sur https://github.com, clique sur "New repository".</text:p>
      <text:p text:style-name="Standard"><text:s text:c="3"/>- Donne un nom (ex. IDS-ML).</text:p>
      <text:p text:style-name="Standard"><text:s text:c="3"/>- Copie la commande fournie par GitHub pour lier ton repo local au repo distant, </text:p>
      <text:p text:style-name="Standard"><text:s text:c="5"/>par ex. :</text:p>
      <text:p text:style-name="Standard"><text:s text:c="9"/>git remote add origin https://github.com/TonUser/IDS-ML.git</text:p>
      <text:p text:style-name="Standard"><text:s text:c="9"/>git branch -M main</text:p>
      <text:p text:style-name="Standard"><text:s text:c="9"/>git push -u origin main</text:p>
      <text:p text:style-name="Standard"/>
      <text:p text:style-name="Standard">3) Commits réguliers</text:p>
      <text:p text:style-name="Standard">--------------------</text:p>
      <text:p text:style-name="Standard"><text:s text:c="3"/>- A chaque étape majeure :</text:p>
      <text:p text:style-name="Standard"><text:s text:c="9"/>git add .</text:p>
      <text:p text:style-name="Standard"><text:s text:c="9"/>git commit -m "Ajout de la partie X"</text:p>
      <text:p text:style-name="Standard"><text:s text:c="3"/>- Pousse sur GitHub :</text:p>
      <text:p text:style-name="Standard"><text:s text:c="9"/>git push</text:p>
      <text:p text:style-name="Standard"/>
      <text:p text:style-name="Standard">==========================================================</text:p>
      <text:p text:style-name="Standard">VIII. TESTS, DEPLOIEMENT &amp; AMELIORATIONS</text:p>
      <text:p text:style-name="Standard">==========================================================</text:p>
      <text:p text:style-name="Standard"/>
      <text:p text:style-name="Standard">1) Tests unitaires</text:p>
      <text:p text:style-name="Standard">------------------</text:p>
      <text:p text:style-name="Standard"><text:s text:c="3"/>- Pour valider la cohérence du code (ex. tests sur la fonction de </text:p>
      <text:p text:style-name="Standard"><text:s text:c="5"/>prétraitement). </text:p>
      <text:p text:style-name="Standard"><text:s text:c="3"/>- scikit-learn est déjà stable, mais teste au moins la cohérence </text:p>
      <text:p text:style-name="Standard"><text:s text:c="5"/>de tes flux d’entrées.</text:p>
      <text:p text:style-name="Standard"/>
      <text:p text:style-name="Standard">2) Déploiement en ligne (optionnel)</text:p>
      <text:p text:style-name="Standard">-----------------------------------</text:p>
      <text:p text:style-name="Standard"><text:s text:c="3"/>- Sur Heroku (gratuit en partie), Render ou un autre PaaS. </text:p>
      <text:p text:style-name="Standard"><text:s text:c="3"/>- Ça démontre que tu sais mettre en service une petite API. </text:p>
      <text:p text:style-name="Standard"><text:s text:c="3"/>- Avoir un lien live peut impressionner davantage.</text:p>
      <text:p text:style-name="Standard"/>
      <text:p text:style-name="Standard"><text:soft-page-break/>3) Optimisations / Options avancées</text:p>
      <text:p text:style-name="Standard">-----------------------------------</text:p>
      <text:p text:style-name="Standard"><text:s text:c="3"/>- Essayer d’autres algorithmes (XGBoost, LightGBM…).</text:p>
      <text:p text:style-name="Standard"><text:s text:c="3"/>- Implémenter une interface web plus aboutie (avec un front-end React).</text:p>
      <text:p text:style-name="Standard"><text:s text:c="3"/>- Utiliser Docker (écrire un Dockerfile) pour un packaging simple.</text:p>
      <text:p text:style-name="Standard"/>
      <text:p text:style-name="Standard">4) Valorisation</text:p>
      <text:p text:style-name="Standard">---------------</text:p>
      <text:p text:style-name="Standard"><text:s text:c="3"/>- Tu peux insérer un lien vers ton repo GitHub dans ton CV ou le mentionner </text:p>
      <text:p text:style-name="Standard"><text:s text:c="5"/>lors d’un entretien (EPITA, autres écoles, entreprises).</text:p>
      <text:p text:style-name="Standard"><text:s text:c="3"/>- Ajoute éventuellement une courte vidéo (screencast) sur YouTube ou LinkedIn </text:p>
      <text:p text:style-name="Standard"><text:s text:c="5"/>montrant comment ton IDS fonctionne.</text:p>
      <text:p text:style-name="Standard"/>
      <text:p text:style-name="Standard">----------------------------------------------------------</text:p>
      <text:p text:style-name="Standard">CONCLUSION</text:p>
      <text:p text:style-name="Standard">----------------------------------------------------------</text:p>
      <text:p text:style-name="Standard">En suivant pas à pas ce plan, tu vas concevoir un projet </text:p>
      <text:p text:style-name="Standard">d’IDS basé sur du Machine Learning : </text:p>
      <text:p text:style-name="Standard"><text:s/>- De l’installation des outils au code final, </text:p>
      <text:p text:style-name="Standard"><text:s/>- Du prétraitement des données à la mise en production,</text:p>
      <text:p text:style-name="Standard"><text:s/>- En passant par la doc et l’hébergement sur GitHub. </text:p>
      <text:p text:style-name="Standard"/>
      <text:p text:style-name="Standard">Ce projet fera ressortir tes compétences en développement, </text:p>
      <text:p text:style-name="Standard">en manipulation de données et en sécurité. Il démontrera </text:p>
      <text:p text:style-name="Standard">à la fois ta capacité à aller au bout d’un projet et ta </text:p>
      <text:p text:style-name="Standard">motivation pour l’IT et la cybersécurité.</text:p>
      <text:p text:style-name="Standard"/>
      <text:p text:style-name="Standard">Bon courage et bonne réalisation !</text:p>
      <text:p text:style-name="Standard">==========================================================</text:p>
      <text:p text:style-name="Standard"/>
      <text:p text:style-name="Standard">Fin du documen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1T00:49:02.769000000</meta:creation-date>
    <dc:date>2025-03-01T00:51:56.408000000</dc:date>
    <meta:editing-duration>PT2M55S</meta:editing-duration>
    <meta:editing-cycles>1</meta:editing-cycles>
    <meta:generator>LibreOffice/24.8.5.2$Windows_X86_64 LibreOffice_project/fddf2685c70b461e7832239a0162a77216259f22</meta:generator>
    <meta:document-statistic meta:table-count="0" meta:image-count="0" meta:object-count="0" meta:page-count="6" meta:paragraph-count="250" meta:word-count="1307" meta:character-count="10919" meta:non-whitespace-character-count="8909"/>
  </office:meta>
</office:document-meta>
</file>